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98in"/>
    </style:style>
    <style:style style:name="co2" style:family="table-column">
      <style:table-column-properties fo:break-before="auto" style:column-width="1.8508in"/>
    </style:style>
    <style:style style:name="co3" style:family="table-column">
      <style:table-column-properties fo:break-before="auto" style:column-width="1.7217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8835in"/>
    </style:style>
    <style:style style:name="co6" style:family="table-column">
      <style:table-column-properties fo:break-before="auto" style:column-width="1.936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ce2" style:family="table-cell" style:parent-style-name="Default" style:data-style-name="N0"/>
    <style:style style:name="ce3" style:family="table-cell" style:parent-style-name="Default" style:data-style-name="N0">
      <style:text-properties style:font-name="Liberation Sans" style:font-name-asian="DejaVu Sans" style:font-name-complex="Lohit Devanagari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5" table:default-cell-style-name="ce2"/>
        <table:table-column table:style-name="co6" table:default-cell-style-name="ce2"/>
        <table:table-column table:style-name="co4" table:number-columns-repeated="1017" table:default-cell-style-name="ce1"/>
        <table:table-row table:style-name="ro1">
          <table:table-cell office:value-type="string">
            <text:p>1/2^n</text:p>
          </table:table-cell>
          <table:table-cell office:value-type="string">
            <text:p>1 == 1 + 1/2^n</text:p>
          </table:table-cell>
          <table:table-cell office:value-type="string">
            <text:p>1 + 1/2^n==1+1/2^(n+1)</text:p>
          </table:table-cell>
          <table:table-cell/>
          <table:table-cell office:value-type="string">
            <text:p>1/10^n</text:p>
          </table:table-cell>
          <table:table-cell office:value-type="string">
            <text:p>1 == 1 + 1/10^n</text:p>
          </table:table-cell>
          <table:table-cell office:value-type="string">
            <text:p>1 + 1/10^n==1+1/10^(n+1)</text:p>
          </table:table-cell>
          <table:table-cell table:number-columns-repeated="1017"/>
        </table:table-row>
        <table:table-row table:style-name="ro1">
          <table:table-cell table:formula="of:=1/2^ROW([.B2])" office:value-type="float" office:value="0.25">
            <text:p>0.25000000000000000000</text:p>
          </table:table-cell>
          <table:table-cell table:formula="of:= 1 = 1 + [.A2]" office:value-type="boolean" office:boolean-value="false">
            <text:p>FALSE</text:p>
          </table:table-cell>
          <table:table-cell table:style-name="ce3" table:formula="of:= 1 + [.A3] = 1 + [.A2]" office:value-type="boolean" office:boolean-value="false">
            <text:p>FALSE</text:p>
          </table:table-cell>
          <table:table-cell table:formula="of:=1 + [.A2] &gt; 1 + [.A3]" office:value-type="boolean" office:boolean-value="true">
            <text:p>TRUE</text:p>
          </table:table-cell>
          <table:table-cell table:formula="of:=1/10^ROW([.F2])" office:value-type="float" office:value="0.01">
            <text:p>0.01000000000000000000</text:p>
          </table:table-cell>
          <table:table-cell table:formula="of:= 1 = 1 + [.E2]" office:value-type="boolean" office:boolean-value="false">
            <text:p>FALSE</text:p>
          </table:table-cell>
          <table:table-cell table:style-name="ce3" table:formula="of:= 1 + [.E3] = 1 + [.E2]" office:value-type="boolean" office:boolean-value="false">
            <text:p>FALSE</text:p>
          </table:table-cell>
          <table:table-cell table:number-columns-repeated="1017"/>
        </table:table-row>
        <table:table-row table:style-name="ro1">
          <table:table-cell table:formula="of:=1/2^ROW([.B3])" office:value-type="float" office:value="0.125">
            <text:p>0.12500000000000000000</text:p>
          </table:table-cell>
          <table:table-cell table:formula="of:= 1 = 1 + [.A3]" office:value-type="boolean" office:boolean-value="false">
            <text:p>FALSE</text:p>
          </table:table-cell>
          <table:table-cell table:style-name="ce3" table:formula="of:= 1 + [.A4] = 1 + [.A3]" office:value-type="boolean" office:boolean-value="false">
            <text:p>FALSE</text:p>
          </table:table-cell>
          <table:table-cell table:formula="of:=1 + [.A3] &gt; 1 + [.A4]" office:value-type="boolean" office:boolean-value="true">
            <text:p>TRUE</text:p>
          </table:table-cell>
          <table:table-cell table:formula="of:=1/10^ROW([.F3])" office:value-type="float" office:value="0.001">
            <text:p>0.00100000000000000000</text:p>
          </table:table-cell>
          <table:table-cell table:formula="of:= 1 = 1 + [.E3]" office:value-type="boolean" office:boolean-value="false">
            <text:p>FALSE</text:p>
          </table:table-cell>
          <table:table-cell table:style-name="ce3" table:formula="of:= 1 + [.E4] = 1 + [.E3]" office:value-type="boolean" office:boolean-value="false">
            <text:p>FALSE</text:p>
          </table:table-cell>
          <table:table-cell table:number-columns-repeated="1017"/>
        </table:table-row>
        <table:table-row table:style-name="ro1">
          <table:table-cell table:formula="of:=1/2^ROW([.B4])" office:value-type="float" office:value="0.0625">
            <text:p>0.06250000000000000000</text:p>
          </table:table-cell>
          <table:table-cell table:formula="of:= 1 = 1 + [.A4]" office:value-type="boolean" office:boolean-value="false">
            <text:p>FALSE</text:p>
          </table:table-cell>
          <table:table-cell table:style-name="ce3" table:formula="of:= 1 + [.A5] = 1 + [.A4]" office:value-type="boolean" office:boolean-value="false">
            <text:p>FALSE</text:p>
          </table:table-cell>
          <table:table-cell table:formula="of:=1 + [.A4] &gt; 1 + [.A5]" office:value-type="boolean" office:boolean-value="true">
            <text:p>TRUE</text:p>
          </table:table-cell>
          <table:table-cell table:formula="of:=1/10^ROW([.F4])" office:value-type="float" office:value="0.0001">
            <text:p>0.00010000000000000000</text:p>
          </table:table-cell>
          <table:table-cell table:formula="of:= 1 = 1 + [.E4]" office:value-type="boolean" office:boolean-value="false">
            <text:p>FALSE</text:p>
          </table:table-cell>
          <table:table-cell table:style-name="ce3" table:formula="of:= 1 + [.E5] = 1 + [.E4]" office:value-type="boolean" office:boolean-value="false">
            <text:p>FALSE</text:p>
          </table:table-cell>
          <table:table-cell table:number-columns-repeated="1017"/>
        </table:table-row>
        <table:table-row table:style-name="ro1">
          <table:table-cell table:formula="of:=1/2^ROW([.B5])" office:value-type="float" office:value="0.03125">
            <text:p>0.03125000000000000000</text:p>
          </table:table-cell>
          <table:table-cell table:formula="of:= 1 = 1 + [.A5]" office:value-type="boolean" office:boolean-value="false">
            <text:p>FALSE</text:p>
          </table:table-cell>
          <table:table-cell table:style-name="ce3" table:formula="of:= 1 + [.A6] = 1 + [.A5]" office:value-type="boolean" office:boolean-value="false">
            <text:p>FALSE</text:p>
          </table:table-cell>
          <table:table-cell table:formula="of:=1 + [.A5] &gt; 1 + [.A6]" office:value-type="boolean" office:boolean-value="true">
            <text:p>TRUE</text:p>
          </table:table-cell>
          <table:table-cell table:formula="of:=1/10^ROW([.F5])" office:value-type="float" office:value="0.00001">
            <text:p>0.00001000000000000000</text:p>
          </table:table-cell>
          <table:table-cell table:formula="of:= 1 = 1 + [.E5]" office:value-type="boolean" office:boolean-value="false">
            <text:p>FALSE</text:p>
          </table:table-cell>
          <table:table-cell table:style-name="ce3" table:formula="of:= 1 + [.E6] = 1 + [.E5]" office:value-type="boolean" office:boolean-value="false">
            <text:p>FALSE</text:p>
          </table:table-cell>
          <table:table-cell table:number-columns-repeated="1017"/>
        </table:table-row>
        <table:table-row table:style-name="ro1">
          <table:table-cell table:formula="of:=1/2^ROW([.B6])" office:value-type="float" office:value="0.015625">
            <text:p>0.01562500000000000000</text:p>
          </table:table-cell>
          <table:table-cell table:formula="of:= 1 = 1 + [.A6]" office:value-type="boolean" office:boolean-value="false">
            <text:p>FALSE</text:p>
          </table:table-cell>
          <table:table-cell table:style-name="ce3" table:formula="of:= 1 + [.A7] = 1 + [.A6]" office:value-type="boolean" office:boolean-value="false">
            <text:p>FALSE</text:p>
          </table:table-cell>
          <table:table-cell table:formula="of:=1 + [.A6] &gt; 1 + [.A7]" office:value-type="boolean" office:boolean-value="true">
            <text:p>TRUE</text:p>
          </table:table-cell>
          <table:table-cell table:formula="of:=1/10^ROW([.F6])" office:value-type="float" office:value="0.000001">
            <text:p>0.00000100000000000000</text:p>
          </table:table-cell>
          <table:table-cell table:formula="of:= 1 = 1 + [.E6]" office:value-type="boolean" office:boolean-value="false">
            <text:p>FALSE</text:p>
          </table:table-cell>
          <table:table-cell table:style-name="ce3" table:formula="of:= 1 + [.E7] = 1 + [.E6]" office:value-type="boolean" office:boolean-value="false">
            <text:p>FALSE</text:p>
          </table:table-cell>
          <table:table-cell table:number-columns-repeated="1017"/>
        </table:table-row>
        <table:table-row table:style-name="ro1">
          <table:table-cell table:formula="of:=1/2^ROW([.B7])" office:value-type="float" office:value="0.0078125">
            <text:p>0.00781250000000000000</text:p>
          </table:table-cell>
          <table:table-cell table:formula="of:= 1 = 1 + [.A7]" office:value-type="boolean" office:boolean-value="false">
            <text:p>FALSE</text:p>
          </table:table-cell>
          <table:table-cell table:style-name="ce3" table:formula="of:= 1 + [.A8] = 1 + [.A7]" office:value-type="boolean" office:boolean-value="false">
            <text:p>FALSE</text:p>
          </table:table-cell>
          <table:table-cell table:formula="of:=1 + [.A7] &gt; 1 + [.A8]" office:value-type="boolean" office:boolean-value="true">
            <text:p>TRUE</text:p>
          </table:table-cell>
          <table:table-cell table:formula="of:=1/10^ROW([.F7])" office:value-type="float" office:value="0.0000001">
            <text:p>0.00000010000000000000</text:p>
          </table:table-cell>
          <table:table-cell table:formula="of:= 1 = 1 + [.E7]" office:value-type="boolean" office:boolean-value="false">
            <text:p>FALSE</text:p>
          </table:table-cell>
          <table:table-cell table:style-name="ce3" table:formula="of:= 1 + [.E8] = 1 + [.E7]" office:value-type="boolean" office:boolean-value="false">
            <text:p>FALSE</text:p>
          </table:table-cell>
          <table:table-cell table:number-columns-repeated="1017"/>
        </table:table-row>
        <table:table-row table:style-name="ro1">
          <table:table-cell table:formula="of:=1/2^ROW([.B8])" office:value-type="float" office:value="0.00390625">
            <text:p>0.00390625000000000000</text:p>
          </table:table-cell>
          <table:table-cell table:formula="of:= 1 = 1 + [.A8]" office:value-type="boolean" office:boolean-value="false">
            <text:p>FALSE</text:p>
          </table:table-cell>
          <table:table-cell table:style-name="ce3" table:formula="of:= 1 + [.A9] = 1 + [.A8]" office:value-type="boolean" office:boolean-value="false">
            <text:p>FALSE</text:p>
          </table:table-cell>
          <table:table-cell table:formula="of:=1 + [.A8] &gt; 1 + [.A9]" office:value-type="boolean" office:boolean-value="true">
            <text:p>TRUE</text:p>
          </table:table-cell>
          <table:table-cell table:formula="of:=1/10^ROW([.F8])" office:value-type="float" office:value="0.00000001">
            <text:p>0.00000001000000000000</text:p>
          </table:table-cell>
          <table:table-cell table:formula="of:= 1 = 1 + [.E8]" office:value-type="boolean" office:boolean-value="false">
            <text:p>FALSE</text:p>
          </table:table-cell>
          <table:table-cell table:style-name="ce3" table:formula="of:= 1 + [.E9] = 1 + [.E8]" office:value-type="boolean" office:boolean-value="false">
            <text:p>FALSE</text:p>
          </table:table-cell>
          <table:table-cell table:number-columns-repeated="1017"/>
        </table:table-row>
        <table:table-row table:style-name="ro1">
          <table:table-cell table:formula="of:=1/2^ROW([.B9])" office:value-type="float" office:value="0.001953125">
            <text:p>0.00195312500000000000</text:p>
          </table:table-cell>
          <table:table-cell table:formula="of:= 1 = 1 + [.A9]" office:value-type="boolean" office:boolean-value="false">
            <text:p>FALSE</text:p>
          </table:table-cell>
          <table:table-cell table:style-name="ce3" table:formula="of:= 1 + [.A10] = 1 + [.A9]" office:value-type="boolean" office:boolean-value="false">
            <text:p>FALSE</text:p>
          </table:table-cell>
          <table:table-cell table:formula="of:=1 + [.A9] &gt; 1 + [.A10]" office:value-type="boolean" office:boolean-value="true">
            <text:p>TRUE</text:p>
          </table:table-cell>
          <table:table-cell table:formula="of:=1/10^ROW([.F9])" office:value-type="float" office:value="0.000000001">
            <text:p>0.00000000100000000000</text:p>
          </table:table-cell>
          <table:table-cell table:formula="of:= 1 = 1 + [.E9]" office:value-type="boolean" office:boolean-value="false">
            <text:p>FALSE</text:p>
          </table:table-cell>
          <table:table-cell table:style-name="ce3" table:formula="of:= 1 + [.E10] = 1 + [.E9]" office:value-type="boolean" office:boolean-value="false">
            <text:p>FALSE</text:p>
          </table:table-cell>
          <table:table-cell table:number-columns-repeated="1017"/>
        </table:table-row>
        <table:table-row table:style-name="ro1">
          <table:table-cell table:formula="of:=1/2^ROW([.B10])" office:value-type="float" office:value="0.0009765625">
            <text:p>0.00097656250000000000</text:p>
          </table:table-cell>
          <table:table-cell table:formula="of:= 1 = 1 + [.A10]" office:value-type="boolean" office:boolean-value="false">
            <text:p>FALSE</text:p>
          </table:table-cell>
          <table:table-cell table:style-name="ce3" table:formula="of:= 1 + [.A11] = 1 + [.A10]" office:value-type="boolean" office:boolean-value="false">
            <text:p>FALSE</text:p>
          </table:table-cell>
          <table:table-cell table:formula="of:=1 + [.A10] &gt; 1 + [.A11]" office:value-type="boolean" office:boolean-value="true">
            <text:p>TRUE</text:p>
          </table:table-cell>
          <table:table-cell table:formula="of:=1/10^ROW([.F10])" office:value-type="float" office:value="0.0000000001">
            <text:p>0.00000000010000000000</text:p>
          </table:table-cell>
          <table:table-cell table:formula="of:= 1 = 1 + [.E10]" office:value-type="boolean" office:boolean-value="false">
            <text:p>FALSE</text:p>
          </table:table-cell>
          <table:table-cell table:style-name="ce3" table:formula="of:= 1 + [.E11] = 1 + [.E10]" office:value-type="boolean" office:boolean-value="false">
            <text:p>FALSE</text:p>
          </table:table-cell>
          <table:table-cell table:number-columns-repeated="1017"/>
        </table:table-row>
        <table:table-row table:style-name="ro1">
          <table:table-cell table:formula="of:=1/2^ROW([.B11])" office:value-type="float" office:value="0.00048828125">
            <text:p>0.00048828125000000000</text:p>
          </table:table-cell>
          <table:table-cell table:formula="of:= 1 = 1 + [.A11]" office:value-type="boolean" office:boolean-value="false">
            <text:p>FALSE</text:p>
          </table:table-cell>
          <table:table-cell table:style-name="ce3" table:formula="of:= 1 + [.A12] = 1 + [.A11]" office:value-type="boolean" office:boolean-value="false">
            <text:p>FALSE</text:p>
          </table:table-cell>
          <table:table-cell table:formula="of:=1 + [.A11] &gt; 1 + [.A12]" office:value-type="boolean" office:boolean-value="true">
            <text:p>TRUE</text:p>
          </table:table-cell>
          <table:table-cell table:formula="of:=1/10^ROW([.F11])" office:value-type="float" office:value="0.00000000001">
            <text:p>0.00000000001000000000</text:p>
          </table:table-cell>
          <table:table-cell table:formula="of:= 1 = 1 + [.E11]" office:value-type="boolean" office:boolean-value="false">
            <text:p>FALSE</text:p>
          </table:table-cell>
          <table:table-cell table:style-name="ce3" table:formula="of:= 1 + [.E12] = 1 + [.E11]" office:value-type="boolean" office:boolean-value="false">
            <text:p>FALSE</text:p>
          </table:table-cell>
          <table:table-cell table:number-columns-repeated="1017"/>
        </table:table-row>
        <table:table-row table:style-name="ro1">
          <table:table-cell table:formula="of:=1/2^ROW([.B12])" office:value-type="float" office:value="0.000244140625">
            <text:p>0.00024414062500000000</text:p>
          </table:table-cell>
          <table:table-cell table:formula="of:= 1 = 1 + [.A12]" office:value-type="boolean" office:boolean-value="false">
            <text:p>FALSE</text:p>
          </table:table-cell>
          <table:table-cell table:style-name="ce3" table:formula="of:= 1 + [.A13] = 1 + [.A12]" office:value-type="boolean" office:boolean-value="false">
            <text:p>FALSE</text:p>
          </table:table-cell>
          <table:table-cell table:formula="of:=1 + [.A12] &gt; 1 + [.A13]" office:value-type="boolean" office:boolean-value="true">
            <text:p>TRUE</text:p>
          </table:table-cell>
          <table:table-cell table:formula="of:=1/10^ROW([.F12])" office:value-type="float" office:value="0.000000000001">
            <text:p>0.00000000000100000000</text:p>
          </table:table-cell>
          <table:table-cell table:formula="of:= 1 = 1 + [.E12]" office:value-type="boolean" office:boolean-value="false">
            <text:p>FALSE</text:p>
          </table:table-cell>
          <table:table-cell table:style-name="ce3" table:formula="of:= 1 + [.E13] = 1 + [.E12]" office:value-type="boolean" office:boolean-value="false">
            <text:p>FALSE</text:p>
          </table:table-cell>
          <table:table-cell table:number-columns-repeated="1017"/>
        </table:table-row>
        <table:table-row table:style-name="ro1">
          <table:table-cell table:formula="of:=1/2^ROW([.B13])" office:value-type="float" office:value="0.0001220703125">
            <text:p>0.00012207031250000000</text:p>
          </table:table-cell>
          <table:table-cell table:formula="of:= 1 = 1 + [.A13]" office:value-type="boolean" office:boolean-value="false">
            <text:p>FALSE</text:p>
          </table:table-cell>
          <table:table-cell table:style-name="ce3" table:formula="of:= 1 + [.A14] = 1 + [.A13]" office:value-type="boolean" office:boolean-value="false">
            <text:p>FALSE</text:p>
          </table:table-cell>
          <table:table-cell table:formula="of:=1 + [.A13] &gt; 1 + [.A14]" office:value-type="boolean" office:boolean-value="true">
            <text:p>TRUE</text:p>
          </table:table-cell>
          <table:table-cell table:formula="of:=1/10^ROW([.F13])" office:value-type="float" office:value="0.0000000000001">
            <text:p>0.00000000000010000000</text:p>
          </table:table-cell>
          <table:table-cell table:formula="of:= 1 = 1 + [.E13]" office:value-type="boolean" office:boolean-value="false">
            <text:p>FALSE</text:p>
          </table:table-cell>
          <table:table-cell table:style-name="ce3" table:formula="of:= 1 + [.E14] = 1 + [.E13]" office:value-type="boolean" office:boolean-value="false">
            <text:p>FALSE</text:p>
          </table:table-cell>
          <table:table-cell table:number-columns-repeated="1017"/>
        </table:table-row>
        <table:table-row table:style-name="ro1">
          <table:table-cell table:formula="of:=1/2^ROW([.B14])" office:value-type="float" office:value="0.00006103515625">
            <text:p>0.00006103515625000000</text:p>
          </table:table-cell>
          <table:table-cell table:formula="of:= 1 = 1 + [.A14]" office:value-type="boolean" office:boolean-value="false">
            <text:p>FALSE</text:p>
          </table:table-cell>
          <table:table-cell table:style-name="ce3" table:formula="of:= 1 + [.A15] = 1 + [.A14]" office:value-type="boolean" office:boolean-value="false">
            <text:p>FALSE</text:p>
          </table:table-cell>
          <table:table-cell table:formula="of:=1 + [.A14] &gt; 1 + [.A15]" office:value-type="boolean" office:boolean-value="true">
            <text:p>TRUE</text:p>
          </table:table-cell>
          <table:table-cell table:formula="of:=1/10^ROW([.F14])" office:value-type="float" office:value="0.00000000000001">
            <text:p>0.00000000000001000000</text:p>
          </table:table-cell>
          <table:table-cell table:formula="of:= 1 = 1 + [.E14]" office:value-type="boolean" office:boolean-value="false">
            <text:p>FALSE</text:p>
          </table:table-cell>
          <table:table-cell table:style-name="ce3" table:formula="of:= 1 + [.E15] = 1 + [.E14]" office:value-type="boolean" office:boolean-value="false">
            <text:p>FALSE</text:p>
          </table:table-cell>
          <table:table-cell table:number-columns-repeated="1017"/>
        </table:table-row>
        <table:table-row table:style-name="ro1">
          <table:table-cell table:formula="of:=1/2^ROW([.B15])" office:value-type="float" office:value="0.000030517578125">
            <text:p>0.00003051757812500000</text:p>
          </table:table-cell>
          <table:table-cell table:formula="of:= 1 = 1 + [.A15]" office:value-type="boolean" office:boolean-value="false">
            <text:p>FALSE</text:p>
          </table:table-cell>
          <table:table-cell table:style-name="ce3" table:formula="of:= 1 + [.A16] = 1 + [.A15]" office:value-type="boolean" office:boolean-value="false">
            <text:p>FALSE</text:p>
          </table:table-cell>
          <table:table-cell table:formula="of:=1 + [.A15] &gt; 1 + [.A16]" office:value-type="boolean" office:boolean-value="true">
            <text:p>TRUE</text:p>
          </table:table-cell>
          <table:table-cell table:formula="of:=1/10^ROW([.F15])" office:value-type="float" office:value="1E-015">
            <text:p>0.00000000000000100000</text:p>
          </table:table-cell>
          <table:table-cell table:formula="of:= 1 = 1 + [.E15]" office:value-type="boolean" office:boolean-value="true">
            <text:p>TRUE</text:p>
          </table:table-cell>
          <table:table-cell table:style-name="ce3" table:formula="of:= 1 + [.E16] = 1 + [.E15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16])" office:value-type="float" office:value="0.0000152587890625">
            <text:p>0.00001525878906250000</text:p>
          </table:table-cell>
          <table:table-cell table:formula="of:= 1 = 1 + [.A16]" office:value-type="boolean" office:boolean-value="false">
            <text:p>FALSE</text:p>
          </table:table-cell>
          <table:table-cell table:style-name="ce3" table:formula="of:= 1 + [.A17] = 1 + [.A16]" office:value-type="boolean" office:boolean-value="false">
            <text:p>FALSE</text:p>
          </table:table-cell>
          <table:table-cell table:formula="of:=1 + [.A16] &gt; 1 + [.A17]" office:value-type="boolean" office:boolean-value="true">
            <text:p>TRUE</text:p>
          </table:table-cell>
          <table:table-cell table:formula="of:=1/10^ROW([.F16])" office:value-type="float" office:value="1E-016">
            <text:p>0.00000000000000010000</text:p>
          </table:table-cell>
          <table:table-cell table:formula="of:= 1 = 1 + [.E16]" office:value-type="boolean" office:boolean-value="true">
            <text:p>TRUE</text:p>
          </table:table-cell>
          <table:table-cell table:style-name="ce3" table:formula="of:= 1 + [.E17] = 1 + [.E16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17])" office:value-type="float" office:value="0.00000762939453125">
            <text:p>0.00000762939453125000</text:p>
          </table:table-cell>
          <table:table-cell table:formula="of:= 1 = 1 + [.A17]" office:value-type="boolean" office:boolean-value="false">
            <text:p>FALSE</text:p>
          </table:table-cell>
          <table:table-cell table:style-name="ce3" table:formula="of:= 1 + [.A18] = 1 + [.A17]" office:value-type="boolean" office:boolean-value="false">
            <text:p>FALSE</text:p>
          </table:table-cell>
          <table:table-cell table:formula="of:=1 + [.A17] &gt; 1 + [.A18]" office:value-type="boolean" office:boolean-value="true">
            <text:p>TRUE</text:p>
          </table:table-cell>
          <table:table-cell table:formula="of:=1/10^ROW([.F17])" office:value-type="float" office:value="1E-017">
            <text:p>0.00000000000000001000</text:p>
          </table:table-cell>
          <table:table-cell table:formula="of:= 1 = 1 + [.E17]" office:value-type="boolean" office:boolean-value="true">
            <text:p>TRUE</text:p>
          </table:table-cell>
          <table:table-cell table:style-name="ce3" table:formula="of:= 1 + [.E18] = 1 + [.E17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18])" office:value-type="float" office:value="0.000003814697265625">
            <text:p>0.00000381469726562500</text:p>
          </table:table-cell>
          <table:table-cell table:formula="of:= 1 = 1 + [.A18]" office:value-type="boolean" office:boolean-value="false">
            <text:p>FALSE</text:p>
          </table:table-cell>
          <table:table-cell table:style-name="ce3" table:formula="of:= 1 + [.A19] = 1 + [.A18]" office:value-type="boolean" office:boolean-value="false">
            <text:p>FALSE</text:p>
          </table:table-cell>
          <table:table-cell table:formula="of:=1 + [.A18] &gt; 1 + [.A19]" office:value-type="boolean" office:boolean-value="true">
            <text:p>TRUE</text:p>
          </table:table-cell>
          <table:table-cell table:formula="of:=1/10^ROW([.F18])" office:value-type="float" office:value="1E-018">
            <text:p>0.00000000000000000100</text:p>
          </table:table-cell>
          <table:table-cell table:formula="of:= 1 = 1 + [.E18]" office:value-type="boolean" office:boolean-value="true">
            <text:p>TRUE</text:p>
          </table:table-cell>
          <table:table-cell table:style-name="ce3" table:formula="of:= 1 + [.E19] = 1 + [.E18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19])" office:value-type="float" office:value="0.0000019073486328125">
            <text:p>0.00000190734863281250</text:p>
          </table:table-cell>
          <table:table-cell table:formula="of:= 1 = 1 + [.A19]" office:value-type="boolean" office:boolean-value="false">
            <text:p>FALSE</text:p>
          </table:table-cell>
          <table:table-cell table:style-name="ce3" table:formula="of:= 1 + [.A20] = 1 + [.A19]" office:value-type="boolean" office:boolean-value="false">
            <text:p>FALSE</text:p>
          </table:table-cell>
          <table:table-cell table:formula="of:=1 + [.A19] &gt; 1 + [.A20]" office:value-type="boolean" office:boolean-value="true">
            <text:p>TRUE</text:p>
          </table:table-cell>
          <table:table-cell table:formula="of:=1/10^ROW([.F19])" office:value-type="float" office:value="1E-019">
            <text:p>0.00000000000000000010</text:p>
          </table:table-cell>
          <table:table-cell table:formula="of:= 1 = 1 + [.E19]" office:value-type="boolean" office:boolean-value="true">
            <text:p>TRUE</text:p>
          </table:table-cell>
          <table:table-cell table:style-name="ce3" table:formula="of:= 1 + [.E20] = 1 + [.E19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20])" office:value-type="float" office:value="0.00000095367431640625">
            <text:p>0.00000095367431640625</text:p>
          </table:table-cell>
          <table:table-cell table:formula="of:= 1 = 1 + [.A20]" office:value-type="boolean" office:boolean-value="false">
            <text:p>FALSE</text:p>
          </table:table-cell>
          <table:table-cell table:style-name="ce3" table:formula="of:= 1 + [.A21] = 1 + [.A20]" office:value-type="boolean" office:boolean-value="false">
            <text:p>FALSE</text:p>
          </table:table-cell>
          <table:table-cell table:formula="of:=1 + [.A20] &gt; 1 + [.A21]" office:value-type="boolean" office:boolean-value="true">
            <text:p>TRUE</text:p>
          </table:table-cell>
          <table:table-cell table:formula="of:=1/10^ROW([.F20])" office:value-type="float" office:value="1E-020">
            <text:p>0.00000000000000000001</text:p>
          </table:table-cell>
          <table:table-cell table:formula="of:= 1 = 1 + [.E20]" office:value-type="boolean" office:boolean-value="true">
            <text:p>TRUE</text:p>
          </table:table-cell>
          <table:table-cell table:style-name="ce3" table:formula="of:= 1 + [.E21] = 1 + [.E20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21])" office:value-type="float" office:value="0.000000476837158203125">
            <text:p>0.00000047683715820313</text:p>
          </table:table-cell>
          <table:table-cell table:formula="of:= 1 = 1 + [.A21]" office:value-type="boolean" office:boolean-value="false">
            <text:p>FALSE</text:p>
          </table:table-cell>
          <table:table-cell table:style-name="ce3" table:formula="of:= 1 + [.A22] = 1 + [.A21]" office:value-type="boolean" office:boolean-value="false">
            <text:p>FALSE</text:p>
          </table:table-cell>
          <table:table-cell table:formula="of:=1 + [.A21] &gt; 1 + [.A22]" office:value-type="boolean" office:boolean-value="true">
            <text:p>TRUE</text:p>
          </table:table-cell>
          <table:table-cell table:formula="of:=1/10^ROW([.F21])" office:value-type="float" office:value="1E-021">
            <text:p>0.00000000000000000000</text:p>
          </table:table-cell>
          <table:table-cell table:formula="of:= 1 = 1 + [.E21]" office:value-type="boolean" office:boolean-value="true">
            <text:p>TRUE</text:p>
          </table:table-cell>
          <table:table-cell table:style-name="ce3" table:formula="of:= 1 + [.E22] = 1 + [.E21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22])" office:value-type="float" office:value="0.000000238418579101562">
            <text:p>0.00000023841857910156</text:p>
          </table:table-cell>
          <table:table-cell table:formula="of:= 1 = 1 + [.A22]" office:value-type="boolean" office:boolean-value="false">
            <text:p>FALSE</text:p>
          </table:table-cell>
          <table:table-cell table:style-name="ce3" table:formula="of:= 1 + [.A23] = 1 + [.A22]" office:value-type="boolean" office:boolean-value="false">
            <text:p>FALSE</text:p>
          </table:table-cell>
          <table:table-cell table:formula="of:=1 + [.A22] &gt; 1 + [.A23]" office:value-type="boolean" office:boolean-value="true">
            <text:p>TRUE</text:p>
          </table:table-cell>
          <table:table-cell table:formula="of:=1/10^ROW([.F22])" office:value-type="float" office:value="1E-022">
            <text:p>0.00000000000000000000</text:p>
          </table:table-cell>
          <table:table-cell table:formula="of:= 1 = 1 + [.E22]" office:value-type="boolean" office:boolean-value="true">
            <text:p>TRUE</text:p>
          </table:table-cell>
          <table:table-cell table:style-name="ce3" table:formula="of:= 1 + [.E23] = 1 + [.E22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23])" office:value-type="float" office:value="0.000000119209289550781">
            <text:p>0.00000011920928955078</text:p>
          </table:table-cell>
          <table:table-cell table:formula="of:= 1 = 1 + [.A23]" office:value-type="boolean" office:boolean-value="false">
            <text:p>FALSE</text:p>
          </table:table-cell>
          <table:table-cell table:style-name="ce3" table:formula="of:= 1 + [.A24] = 1 + [.A23]" office:value-type="boolean" office:boolean-value="false">
            <text:p>FALSE</text:p>
          </table:table-cell>
          <table:table-cell table:formula="of:=1 + [.A23] &gt; 1 + [.A24]" office:value-type="boolean" office:boolean-value="true">
            <text:p>TRUE</text:p>
          </table:table-cell>
          <table:table-cell table:formula="of:=1/10^ROW([.F23])" office:value-type="float" office:value="1E-023">
            <text:p>0.00000000000000000000</text:p>
          </table:table-cell>
          <table:table-cell table:formula="of:= 1 = 1 + [.E23]" office:value-type="boolean" office:boolean-value="true">
            <text:p>TRUE</text:p>
          </table:table-cell>
          <table:table-cell table:style-name="ce3" table:formula="of:= 1 + [.E24] = 1 + [.E23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24])" office:value-type="float" office:value="0.0000000596046447753906">
            <text:p>0.00000005960464477539</text:p>
          </table:table-cell>
          <table:table-cell table:formula="of:= 1 = 1 + [.A24]" office:value-type="boolean" office:boolean-value="false">
            <text:p>FALSE</text:p>
          </table:table-cell>
          <table:table-cell table:style-name="ce3" table:formula="of:= 1 + [.A25] = 1 + [.A24]" office:value-type="boolean" office:boolean-value="false">
            <text:p>FALSE</text:p>
          </table:table-cell>
          <table:table-cell table:formula="of:=1 + [.A24] &gt; 1 + [.A25]" office:value-type="boolean" office:boolean-value="true">
            <text:p>TRUE</text:p>
          </table:table-cell>
          <table:table-cell table:formula="of:=1/10^ROW([.F24])" office:value-type="float" office:value="1E-024">
            <text:p>0.00000000000000000000</text:p>
          </table:table-cell>
          <table:table-cell table:formula="of:= 1 = 1 + [.E24]" office:value-type="boolean" office:boolean-value="true">
            <text:p>TRUE</text:p>
          </table:table-cell>
          <table:table-cell table:style-name="ce3" table:formula="of:= 1 + [.E25] = 1 + [.E24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25])" office:value-type="float" office:value="0.0000000298023223876953">
            <text:p>0.00000002980232238770</text:p>
          </table:table-cell>
          <table:table-cell table:formula="of:= 1 = 1 + [.A25]" office:value-type="boolean" office:boolean-value="false">
            <text:p>FALSE</text:p>
          </table:table-cell>
          <table:table-cell table:style-name="ce3" table:formula="of:= 1 + [.A26] = 1 + [.A25]" office:value-type="boolean" office:boolean-value="false">
            <text:p>FALSE</text:p>
          </table:table-cell>
          <table:table-cell table:formula="of:=1 + [.A25] &gt; 1 + [.A26]" office:value-type="boolean" office:boolean-value="true">
            <text:p>TRUE</text:p>
          </table:table-cell>
          <table:table-cell table:formula="of:=1/10^ROW([.F25])" office:value-type="float" office:value="1E-025">
            <text:p>0.00000000000000000000</text:p>
          </table:table-cell>
          <table:table-cell table:formula="of:= 1 = 1 + [.E25]" office:value-type="boolean" office:boolean-value="true">
            <text:p>TRUE</text:p>
          </table:table-cell>
          <table:table-cell table:style-name="ce3" table:formula="of:= 1 + [.E26] = 1 + [.E25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26])" office:value-type="float" office:value="0.0000000149011611938477">
            <text:p>0.00000001490116119385</text:p>
          </table:table-cell>
          <table:table-cell table:formula="of:= 1 = 1 + [.A26]" office:value-type="boolean" office:boolean-value="false">
            <text:p>FALSE</text:p>
          </table:table-cell>
          <table:table-cell table:style-name="ce3" table:formula="of:= 1 + [.A27] = 1 + [.A26]" office:value-type="boolean" office:boolean-value="false">
            <text:p>FALSE</text:p>
          </table:table-cell>
          <table:table-cell table:formula="of:=1 + [.A26] &gt; 1 + [.A27]" office:value-type="boolean" office:boolean-value="true">
            <text:p>TRUE</text:p>
          </table:table-cell>
          <table:table-cell table:formula="of:=1/10^ROW([.F26])" office:value-type="float" office:value="1E-026">
            <text:p>0.00000000000000000000</text:p>
          </table:table-cell>
          <table:table-cell table:formula="of:= 1 = 1 + [.E26]" office:value-type="boolean" office:boolean-value="true">
            <text:p>TRUE</text:p>
          </table:table-cell>
          <table:table-cell table:style-name="ce3" table:formula="of:= 1 + [.E27] = 1 + [.E26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27])" office:value-type="float" office:value="0.00000000745058059692383">
            <text:p>0.00000000745058059692</text:p>
          </table:table-cell>
          <table:table-cell table:formula="of:= 1 = 1 + [.A27]" office:value-type="boolean" office:boolean-value="false">
            <text:p>FALSE</text:p>
          </table:table-cell>
          <table:table-cell table:style-name="ce3" table:formula="of:= 1 + [.A28] = 1 + [.A27]" office:value-type="boolean" office:boolean-value="false">
            <text:p>FALSE</text:p>
          </table:table-cell>
          <table:table-cell table:formula="of:=1 + [.A27] &gt; 1 + [.A28]" office:value-type="boolean" office:boolean-value="true">
            <text:p>TRUE</text:p>
          </table:table-cell>
          <table:table-cell table:formula="of:=1/10^ROW([.F27])" office:value-type="float" office:value="1E-027">
            <text:p>0.00000000000000000000</text:p>
          </table:table-cell>
          <table:table-cell table:formula="of:= 1 = 1 + [.E27]" office:value-type="boolean" office:boolean-value="true">
            <text:p>TRUE</text:p>
          </table:table-cell>
          <table:table-cell table:style-name="ce3" table:formula="of:= 1 + [.E28] = 1 + [.E27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28])" office:value-type="float" office:value="0.00000000372529029846191">
            <text:p>0.00000000372529029846</text:p>
          </table:table-cell>
          <table:table-cell table:formula="of:= 1 = 1 + [.A28]" office:value-type="boolean" office:boolean-value="false">
            <text:p>FALSE</text:p>
          </table:table-cell>
          <table:table-cell table:style-name="ce3" table:formula="of:= 1 + [.A29] = 1 + [.A28]" office:value-type="boolean" office:boolean-value="false">
            <text:p>FALSE</text:p>
          </table:table-cell>
          <table:table-cell table:formula="of:=1 + [.A28] &gt; 1 + [.A29]" office:value-type="boolean" office:boolean-value="true">
            <text:p>TRUE</text:p>
          </table:table-cell>
          <table:table-cell table:formula="of:=1/10^ROW([.F28])" office:value-type="float" office:value="1E-028">
            <text:p>0.00000000000000000000</text:p>
          </table:table-cell>
          <table:table-cell table:formula="of:= 1 = 1 + [.E28]" office:value-type="boolean" office:boolean-value="true">
            <text:p>TRUE</text:p>
          </table:table-cell>
          <table:table-cell table:style-name="ce3" table:formula="of:= 1 + [.E29] = 1 + [.E28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29])" office:value-type="float" office:value="0.00000000186264514923096">
            <text:p>0.00000000186264514923</text:p>
          </table:table-cell>
          <table:table-cell table:formula="of:= 1 = 1 + [.A29]" office:value-type="boolean" office:boolean-value="false">
            <text:p>FALSE</text:p>
          </table:table-cell>
          <table:table-cell table:style-name="ce3" table:formula="of:= 1 + [.A30] = 1 + [.A29]" office:value-type="boolean" office:boolean-value="false">
            <text:p>FALSE</text:p>
          </table:table-cell>
          <table:table-cell table:formula="of:=1 + [.A29] &gt; 1 + [.A30]" office:value-type="boolean" office:boolean-value="true">
            <text:p>TRUE</text:p>
          </table:table-cell>
          <table:table-cell table:formula="of:=1/10^ROW([.F29])" office:value-type="float" office:value="1E-029">
            <text:p>0.00000000000000000000</text:p>
          </table:table-cell>
          <table:table-cell table:formula="of:= 1 = 1 + [.E29]" office:value-type="boolean" office:boolean-value="true">
            <text:p>TRUE</text:p>
          </table:table-cell>
          <table:table-cell table:style-name="ce3" table:formula="of:= 1 + [.E30] = 1 + [.E29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30])" office:value-type="float" office:value="0.000000000931322574615479">
            <text:p>0.00000000093132257462</text:p>
          </table:table-cell>
          <table:table-cell table:formula="of:= 1 = 1 + [.A30]" office:value-type="boolean" office:boolean-value="false">
            <text:p>FALSE</text:p>
          </table:table-cell>
          <table:table-cell table:style-name="ce3" table:formula="of:= 1 + [.A31] = 1 + [.A30]" office:value-type="boolean" office:boolean-value="false">
            <text:p>FALSE</text:p>
          </table:table-cell>
          <table:table-cell table:formula="of:=1 + [.A30] &gt; 1 + [.A31]" office:value-type="boolean" office:boolean-value="true">
            <text:p>TRUE</text:p>
          </table:table-cell>
          <table:table-cell table:formula="of:=1/10^ROW([.F30])" office:value-type="float" office:value="1E-030">
            <text:p>0.00000000000000000000</text:p>
          </table:table-cell>
          <table:table-cell table:formula="of:= 1 = 1 + [.E30]" office:value-type="boolean" office:boolean-value="true">
            <text:p>TRUE</text:p>
          </table:table-cell>
          <table:table-cell table:style-name="ce3" table:formula="of:= 1 + [.E31] = 1 + [.E30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31])" office:value-type="float" office:value="0.000000000465661287307739">
            <text:p>0.00000000046566128731</text:p>
          </table:table-cell>
          <table:table-cell table:formula="of:= 1 = 1 + [.A31]" office:value-type="boolean" office:boolean-value="false">
            <text:p>FALSE</text:p>
          </table:table-cell>
          <table:table-cell table:style-name="ce3" table:formula="of:= 1 + [.A32] = 1 + [.A31]" office:value-type="boolean" office:boolean-value="false">
            <text:p>FALSE</text:p>
          </table:table-cell>
          <table:table-cell table:formula="of:=1 + [.A31] &gt; 1 + [.A32]" office:value-type="boolean" office:boolean-value="true">
            <text:p>TRUE</text:p>
          </table:table-cell>
          <table:table-cell table:formula="of:=1/10^ROW([.F31])" office:value-type="float" office:value="1E-031">
            <text:p>0.00000000000000000000</text:p>
          </table:table-cell>
          <table:table-cell table:formula="of:= 1 = 1 + [.E31]" office:value-type="boolean" office:boolean-value="true">
            <text:p>TRUE</text:p>
          </table:table-cell>
          <table:table-cell table:style-name="ce3" table:formula="of:= 1 + [.E32] = 1 + [.E31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32])" office:value-type="float" office:value="0.00000000023283064365387">
            <text:p>0.00000000023283064365</text:p>
          </table:table-cell>
          <table:table-cell table:formula="of:= 1 = 1 + [.A32]" office:value-type="boolean" office:boolean-value="false">
            <text:p>FALSE</text:p>
          </table:table-cell>
          <table:table-cell table:style-name="ce3" table:formula="of:= 1 + [.A33] = 1 + [.A32]" office:value-type="boolean" office:boolean-value="false">
            <text:p>FALSE</text:p>
          </table:table-cell>
          <table:table-cell table:formula="of:=1 + [.A32] &gt; 1 + [.A33]" office:value-type="boolean" office:boolean-value="true">
            <text:p>TRUE</text:p>
          </table:table-cell>
          <table:table-cell table:formula="of:=1/10^ROW([.F32])" office:value-type="float" office:value="1E-032">
            <text:p>0.00000000000000000000</text:p>
          </table:table-cell>
          <table:table-cell table:formula="of:= 1 = 1 + [.E32]" office:value-type="boolean" office:boolean-value="true">
            <text:p>TRUE</text:p>
          </table:table-cell>
          <table:table-cell table:style-name="ce3" table:formula="of:= 1 + [.E33] = 1 + [.E32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33])" office:value-type="float" office:value="0.000000000116415321826935">
            <text:p>0.00000000011641532183</text:p>
          </table:table-cell>
          <table:table-cell table:formula="of:= 1 = 1 + [.A33]" office:value-type="boolean" office:boolean-value="false">
            <text:p>FALSE</text:p>
          </table:table-cell>
          <table:table-cell table:style-name="ce3" table:formula="of:= 1 + [.A34] = 1 + [.A33]" office:value-type="boolean" office:boolean-value="false">
            <text:p>FALSE</text:p>
          </table:table-cell>
          <table:table-cell table:formula="of:=1 + [.A33] &gt; 1 + [.A34]" office:value-type="boolean" office:boolean-value="true">
            <text:p>TRUE</text:p>
          </table:table-cell>
          <table:table-cell table:formula="of:=1/10^ROW([.F33])" office:value-type="float" office:value="1E-033">
            <text:p>0.00000000000000000000</text:p>
          </table:table-cell>
          <table:table-cell table:formula="of:= 1 = 1 + [.E33]" office:value-type="boolean" office:boolean-value="true">
            <text:p>TRUE</text:p>
          </table:table-cell>
          <table:table-cell table:style-name="ce3" table:formula="of:= 1 + [.E34] = 1 + [.E33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34])" office:value-type="float" office:value="0.0000000000582076609134674">
            <text:p>0.00000000005820766091</text:p>
          </table:table-cell>
          <table:table-cell table:formula="of:= 1 = 1 + [.A34]" office:value-type="boolean" office:boolean-value="false">
            <text:p>FALSE</text:p>
          </table:table-cell>
          <table:table-cell table:style-name="ce3" table:formula="of:= 1 + [.A35] = 1 + [.A34]" office:value-type="boolean" office:boolean-value="false">
            <text:p>FALSE</text:p>
          </table:table-cell>
          <table:table-cell table:formula="of:=1 + [.A34] &gt; 1 + [.A35]" office:value-type="boolean" office:boolean-value="true">
            <text:p>TRUE</text:p>
          </table:table-cell>
          <table:table-cell table:formula="of:=1/10^ROW([.F34])" office:value-type="float" office:value="1E-034">
            <text:p>0.00000000000000000000</text:p>
          </table:table-cell>
          <table:table-cell table:formula="of:= 1 = 1 + [.E34]" office:value-type="boolean" office:boolean-value="true">
            <text:p>TRUE</text:p>
          </table:table-cell>
          <table:table-cell table:style-name="ce3" table:formula="of:= 1 + [.E35] = 1 + [.E34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35])" office:value-type="float" office:value="0.0000000000291038304567337">
            <text:p>0.00000000002910383046</text:p>
          </table:table-cell>
          <table:table-cell table:formula="of:= 1 = 1 + [.A35]" office:value-type="boolean" office:boolean-value="false">
            <text:p>FALSE</text:p>
          </table:table-cell>
          <table:table-cell table:style-name="ce3" table:formula="of:= 1 + [.A36] = 1 + [.A35]" office:value-type="boolean" office:boolean-value="false">
            <text:p>FALSE</text:p>
          </table:table-cell>
          <table:table-cell table:formula="of:=1 + [.A35] &gt; 1 + [.A36]" office:value-type="boolean" office:boolean-value="true">
            <text:p>TRUE</text:p>
          </table:table-cell>
          <table:table-cell table:formula="of:=1/10^ROW([.F35])" office:value-type="float" office:value="1E-035">
            <text:p>0.00000000000000000000</text:p>
          </table:table-cell>
          <table:table-cell table:formula="of:= 1 = 1 + [.E35]" office:value-type="boolean" office:boolean-value="true">
            <text:p>TRUE</text:p>
          </table:table-cell>
          <table:table-cell table:style-name="ce3" table:formula="of:= 1 + [.E36] = 1 + [.E35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36])" office:value-type="float" office:value="0.0000000000145519152283669">
            <text:p>0.00000000001455191523</text:p>
          </table:table-cell>
          <table:table-cell table:formula="of:= 1 = 1 + [.A36]" office:value-type="boolean" office:boolean-value="false">
            <text:p>FALSE</text:p>
          </table:table-cell>
          <table:table-cell table:style-name="ce3" table:formula="of:= 1 + [.A37] = 1 + [.A36]" office:value-type="boolean" office:boolean-value="false">
            <text:p>FALSE</text:p>
          </table:table-cell>
          <table:table-cell table:formula="of:=1 + [.A36] &gt; 1 + [.A37]" office:value-type="boolean" office:boolean-value="true">
            <text:p>TRUE</text:p>
          </table:table-cell>
          <table:table-cell table:formula="of:=1/10^ROW([.F36])" office:value-type="float" office:value="1E-036">
            <text:p>0.00000000000000000000</text:p>
          </table:table-cell>
          <table:table-cell table:formula="of:= 1 = 1 + [.E36]" office:value-type="boolean" office:boolean-value="true">
            <text:p>TRUE</text:p>
          </table:table-cell>
          <table:table-cell table:style-name="ce3" table:formula="of:= 1 + [.E37] = 1 + [.E36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37])" office:value-type="float" office:value="0.00000000000727595761418343">
            <text:p>0.00000000000727595761</text:p>
          </table:table-cell>
          <table:table-cell table:formula="of:= 1 = 1 + [.A37]" office:value-type="boolean" office:boolean-value="false">
            <text:p>FALSE</text:p>
          </table:table-cell>
          <table:table-cell table:style-name="ce3" table:formula="of:= 1 + [.A38] = 1 + [.A37]" office:value-type="boolean" office:boolean-value="false">
            <text:p>FALSE</text:p>
          </table:table-cell>
          <table:table-cell table:formula="of:=1 + [.A37] &gt; 1 + [.A38]" office:value-type="boolean" office:boolean-value="true">
            <text:p>TRUE</text:p>
          </table:table-cell>
          <table:table-cell table:formula="of:=1/10^ROW([.F37])" office:value-type="float" office:value="1E-037">
            <text:p>0.00000000000000000000</text:p>
          </table:table-cell>
          <table:table-cell table:formula="of:= 1 = 1 + [.E37]" office:value-type="boolean" office:boolean-value="true">
            <text:p>TRUE</text:p>
          </table:table-cell>
          <table:table-cell table:style-name="ce3" table:formula="of:= 1 + [.E38] = 1 + [.E37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38])" office:value-type="float" office:value="0.00000000000363797880709171">
            <text:p>0.00000000000363797881</text:p>
          </table:table-cell>
          <table:table-cell table:formula="of:= 1 = 1 + [.A38]" office:value-type="boolean" office:boolean-value="false">
            <text:p>FALSE</text:p>
          </table:table-cell>
          <table:table-cell table:style-name="ce3" table:formula="of:= 1 + [.A39] = 1 + [.A38]" office:value-type="boolean" office:boolean-value="false">
            <text:p>FALSE</text:p>
          </table:table-cell>
          <table:table-cell table:formula="of:=1 + [.A38] &gt; 1 + [.A39]" office:value-type="boolean" office:boolean-value="true">
            <text:p>TRUE</text:p>
          </table:table-cell>
          <table:table-cell table:formula="of:=1/10^ROW([.F38])" office:value-type="float" office:value="1E-038">
            <text:p>0.00000000000000000000</text:p>
          </table:table-cell>
          <table:table-cell table:formula="of:= 1 = 1 + [.E38]" office:value-type="boolean" office:boolean-value="true">
            <text:p>TRUE</text:p>
          </table:table-cell>
          <table:table-cell table:style-name="ce3" table:formula="of:= 1 + [.E39] = 1 + [.E38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39])" office:value-type="float" office:value="0.00000000000181898940354586">
            <text:p>0.00000000000181898940</text:p>
          </table:table-cell>
          <table:table-cell table:formula="of:= 1 = 1 + [.A39]" office:value-type="boolean" office:boolean-value="false">
            <text:p>FALSE</text:p>
          </table:table-cell>
          <table:table-cell table:style-name="ce3" table:formula="of:= 1 + [.A40] = 1 + [.A39]" office:value-type="boolean" office:boolean-value="false">
            <text:p>FALSE</text:p>
          </table:table-cell>
          <table:table-cell table:formula="of:=1 + [.A39] &gt; 1 + [.A40]" office:value-type="boolean" office:boolean-value="true">
            <text:p>TRUE</text:p>
          </table:table-cell>
          <table:table-cell table:formula="of:=1/10^ROW([.F39])" office:value-type="float" office:value="1E-039">
            <text:p>0.00000000000000000000</text:p>
          </table:table-cell>
          <table:table-cell table:formula="of:= 1 = 1 + [.E39]" office:value-type="boolean" office:boolean-value="true">
            <text:p>TRUE</text:p>
          </table:table-cell>
          <table:table-cell table:style-name="ce3" table:formula="of:= 1 + [.E40] = 1 + [.E39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40])" office:value-type="float" office:value="0.000000000000909494701772928">
            <text:p>0.00000000000090949470</text:p>
          </table:table-cell>
          <table:table-cell table:formula="of:= 1 = 1 + [.A40]" office:value-type="boolean" office:boolean-value="false">
            <text:p>FALSE</text:p>
          </table:table-cell>
          <table:table-cell table:style-name="ce3" table:formula="of:= 1 + [.A41] = 1 + [.A40]" office:value-type="boolean" office:boolean-value="false">
            <text:p>FALSE</text:p>
          </table:table-cell>
          <table:table-cell table:formula="of:=1 + [.A40] &gt; 1 + [.A41]" office:value-type="boolean" office:boolean-value="true">
            <text:p>TRUE</text:p>
          </table:table-cell>
          <table:table-cell table:formula="of:=1/10^ROW([.F40])" office:value-type="float" office:value="1E-040">
            <text:p>0.00000000000000000000</text:p>
          </table:table-cell>
          <table:table-cell table:formula="of:= 1 = 1 + [.E40]" office:value-type="boolean" office:boolean-value="true">
            <text:p>TRUE</text:p>
          </table:table-cell>
          <table:table-cell table:style-name="ce3" table:formula="of:= 1 + [.E41] = 1 + [.E40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41])" office:value-type="float" office:value="0.000000000000454747350886464">
            <text:p>0.00000000000045474735</text:p>
          </table:table-cell>
          <table:table-cell table:formula="of:= 1 = 1 + [.A41]" office:value-type="boolean" office:boolean-value="false">
            <text:p>FALSE</text:p>
          </table:table-cell>
          <table:table-cell table:style-name="ce3" table:formula="of:= 1 + [.A42] = 1 + [.A41]" office:value-type="boolean" office:boolean-value="false">
            <text:p>FALSE</text:p>
          </table:table-cell>
          <table:table-cell table:formula="of:=1 + [.A41] &gt; 1 + [.A42]" office:value-type="boolean" office:boolean-value="true">
            <text:p>TRUE</text:p>
          </table:table-cell>
          <table:table-cell table:formula="of:=1/10^ROW([.F41])" office:value-type="float" office:value="1E-041">
            <text:p>0.00000000000000000000</text:p>
          </table:table-cell>
          <table:table-cell table:formula="of:= 1 = 1 + [.E41]" office:value-type="boolean" office:boolean-value="true">
            <text:p>TRUE</text:p>
          </table:table-cell>
          <table:table-cell table:style-name="ce3" table:formula="of:= 1 + [.E42] = 1 + [.E41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42])" office:value-type="float" office:value="0.000000000000227373675443232">
            <text:p>0.00000000000022737368</text:p>
          </table:table-cell>
          <table:table-cell table:formula="of:= 1 = 1 + [.A42]" office:value-type="boolean" office:boolean-value="false">
            <text:p>FALSE</text:p>
          </table:table-cell>
          <table:table-cell table:style-name="ce3" table:formula="of:= 1 + [.A43] = 1 + [.A42]" office:value-type="boolean" office:boolean-value="false">
            <text:p>FALSE</text:p>
          </table:table-cell>
          <table:table-cell table:formula="of:=1 + [.A42] &gt; 1 + [.A43]" office:value-type="boolean" office:boolean-value="true">
            <text:p>TRUE</text:p>
          </table:table-cell>
          <table:table-cell table:formula="of:=1/10^ROW([.F42])" office:value-type="float" office:value="1E-042">
            <text:p>0.00000000000000000000</text:p>
          </table:table-cell>
          <table:table-cell table:formula="of:= 1 = 1 + [.E42]" office:value-type="boolean" office:boolean-value="true">
            <text:p>TRUE</text:p>
          </table:table-cell>
          <table:table-cell table:style-name="ce3" table:formula="of:= 1 + [.E43] = 1 + [.E42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43])" office:value-type="float" office:value="0.000000000000113686837721616">
            <text:p>0.00000000000011368684</text:p>
          </table:table-cell>
          <table:table-cell table:formula="of:= 1 = 1 + [.A43]" office:value-type="boolean" office:boolean-value="false">
            <text:p>FALSE</text:p>
          </table:table-cell>
          <table:table-cell table:style-name="ce3" table:formula="of:= 1 + [.A44] = 1 + [.A43]" office:value-type="boolean" office:boolean-value="false">
            <text:p>FALSE</text:p>
          </table:table-cell>
          <table:table-cell table:formula="of:=1 + [.A43] &gt; 1 + [.A44]" office:value-type="boolean" office:boolean-value="true">
            <text:p>TRUE</text:p>
          </table:table-cell>
          <table:table-cell table:formula="of:=1/10^ROW([.F43])" office:value-type="float" office:value="1E-043">
            <text:p>0.00000000000000000000</text:p>
          </table:table-cell>
          <table:table-cell table:formula="of:= 1 = 1 + [.E43]" office:value-type="boolean" office:boolean-value="true">
            <text:p>TRUE</text:p>
          </table:table-cell>
          <table:table-cell table:style-name="ce3" table:formula="of:= 1 + [.E44] = 1 + [.E43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44])" office:value-type="float" office:value="0.000000000000056843418860808">
            <text:p>0.00000000000005684342</text:p>
          </table:table-cell>
          <table:table-cell table:formula="of:= 1 = 1 + [.A44]" office:value-type="boolean" office:boolean-value="false">
            <text:p>FALSE</text:p>
          </table:table-cell>
          <table:table-cell table:style-name="ce3" table:formula="of:= 1 + [.A45] = 1 + [.A44]" office:value-type="boolean" office:boolean-value="false">
            <text:p>FALSE</text:p>
          </table:table-cell>
          <table:table-cell table:formula="of:=1 + [.A44] &gt; 1 + [.A45]" office:value-type="boolean" office:boolean-value="true">
            <text:p>TRUE</text:p>
          </table:table-cell>
          <table:table-cell table:formula="of:=1/10^ROW([.F44])" office:value-type="float" office:value="1E-044">
            <text:p>0.00000000000000000000</text:p>
          </table:table-cell>
          <table:table-cell table:formula="of:= 1 = 1 + [.E44]" office:value-type="boolean" office:boolean-value="true">
            <text:p>TRUE</text:p>
          </table:table-cell>
          <table:table-cell table:style-name="ce3" table:formula="of:= 1 + [.E45] = 1 + [.E44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45])" office:value-type="float" office:value="0.000000000000028421709430404">
            <text:p>0.00000000000002842171</text:p>
          </table:table-cell>
          <table:table-cell table:formula="of:= 1 = 1 + [.A45]" office:value-type="boolean" office:boolean-value="false">
            <text:p>FALSE</text:p>
          </table:table-cell>
          <table:table-cell table:style-name="ce3" table:formula="of:= 1 + [.A46] = 1 + [.A45]" office:value-type="boolean" office:boolean-value="false">
            <text:p>FALSE</text:p>
          </table:table-cell>
          <table:table-cell table:formula="of:=1 + [.A45] &gt; 1 + [.A46]" office:value-type="boolean" office:boolean-value="true">
            <text:p>TRUE</text:p>
          </table:table-cell>
          <table:table-cell table:formula="of:=1/10^ROW([.F45])" office:value-type="float" office:value="1E-045">
            <text:p>0.00000000000000000000</text:p>
          </table:table-cell>
          <table:table-cell table:formula="of:= 1 = 1 + [.E45]" office:value-type="boolean" office:boolean-value="true">
            <text:p>TRUE</text:p>
          </table:table-cell>
          <table:table-cell table:style-name="ce3" table:formula="of:= 1 + [.E46] = 1 + [.E45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46])" office:value-type="float" office:value="0.000000000000014210854715202">
            <text:p>0.00000000000001421085</text:p>
          </table:table-cell>
          <table:table-cell table:formula="of:= 1 = 1 + [.A46]" office:value-type="boolean" office:boolean-value="false">
            <text:p>FALSE</text:p>
          </table:table-cell>
          <table:table-cell table:style-name="ce3" table:formula="of:= 1 + [.A47] = 1 + [.A46]" office:value-type="boolean" office:boolean-value="false">
            <text:p>FALSE</text:p>
          </table:table-cell>
          <table:table-cell table:formula="of:=1 + [.A46] &gt; 1 + [.A47]" office:value-type="boolean" office:boolean-value="true">
            <text:p>TRUE</text:p>
          </table:table-cell>
          <table:table-cell table:formula="of:=1/10^ROW([.F46])" office:value-type="float" office:value="1E-046">
            <text:p>0.00000000000000000000</text:p>
          </table:table-cell>
          <table:table-cell table:formula="of:= 1 = 1 + [.E46]" office:value-type="boolean" office:boolean-value="true">
            <text:p>TRUE</text:p>
          </table:table-cell>
          <table:table-cell table:style-name="ce3" table:formula="of:= 1 + [.E47] = 1 + [.E46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47])" office:value-type="float" office:value="7.105427357601E-015">
            <text:p>0.00000000000000710543</text:p>
          </table:table-cell>
          <table:table-cell table:formula="of:= 1 = 1 + [.A47]" office:value-type="boolean" office:boolean-value="false">
            <text:p>FALSE</text:p>
          </table:table-cell>
          <table:table-cell table:style-name="ce3" table:formula="of:= 1 + [.A48] = 1 + [.A47]" office:value-type="boolean" office:boolean-value="true">
            <text:p>TRUE</text:p>
          </table:table-cell>
          <table:table-cell table:formula="of:=1 + [.A47] &gt; 1 + [.A48]" office:value-type="boolean" office:boolean-value="false">
            <text:p>FALSE</text:p>
          </table:table-cell>
          <table:table-cell table:formula="of:=1/10^ROW([.F47])" office:value-type="float" office:value="1E-047">
            <text:p>0.00000000000000000000</text:p>
          </table:table-cell>
          <table:table-cell table:formula="of:= 1 = 1 + [.E47]" office:value-type="boolean" office:boolean-value="true">
            <text:p>TRUE</text:p>
          </table:table-cell>
          <table:table-cell table:style-name="ce3" table:formula="of:= 1 + [.E48] = 1 + [.E47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48])" office:value-type="float" office:value="3.5527136788005E-015">
            <text:p>0.00000000000000355271</text:p>
          </table:table-cell>
          <table:table-cell table:formula="of:= 1 = 1 + [.A48]" office:value-type="boolean" office:boolean-value="false">
            <text:p>FALSE</text:p>
          </table:table-cell>
          <table:table-cell table:style-name="ce3" table:formula="of:= 1 + [.A49] = 1 + [.A48]" office:value-type="boolean" office:boolean-value="true">
            <text:p>TRUE</text:p>
          </table:table-cell>
          <table:table-cell table:formula="of:=1 + [.A48] &gt; 1 + [.A49]" office:value-type="boolean" office:boolean-value="false">
            <text:p>FALSE</text:p>
          </table:table-cell>
          <table:table-cell table:formula="of:=1/10^ROW([.F48])" office:value-type="float" office:value="1E-048">
            <text:p>0.00000000000000000000</text:p>
          </table:table-cell>
          <table:table-cell table:formula="of:= 1 = 1 + [.E48]" office:value-type="boolean" office:boolean-value="true">
            <text:p>TRUE</text:p>
          </table:table-cell>
          <table:table-cell table:style-name="ce3" table:formula="of:= 1 + [.E49] = 1 + [.E48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49])" office:value-type="float" office:value="1.77635683940025E-015">
            <text:p>0.00000000000000177636</text:p>
          </table:table-cell>
          <table:table-cell table:formula="of:= 1 = 1 + [.A49]" office:value-type="boolean" office:boolean-value="true">
            <text:p>TRUE</text:p>
          </table:table-cell>
          <table:table-cell table:style-name="ce3" table:formula="of:= 1 + [.A50] = 1 + [.A49]" office:value-type="boolean" office:boolean-value="true">
            <text:p>TRUE</text:p>
          </table:table-cell>
          <table:table-cell table:formula="of:=1 + [.A49] &gt; 1 + [.A50]" office:value-type="boolean" office:boolean-value="false">
            <text:p>FALSE</text:p>
          </table:table-cell>
          <table:table-cell table:formula="of:=1/10^ROW([.F49])" office:value-type="float" office:value="1E-049">
            <text:p>0.00000000000000000000</text:p>
          </table:table-cell>
          <table:table-cell table:formula="of:= 1 = 1 + [.E49]" office:value-type="boolean" office:boolean-value="true">
            <text:p>TRUE</text:p>
          </table:table-cell>
          <table:table-cell table:style-name="ce3" table:formula="of:= 1 + [.E50] = 1 + [.E49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50])" office:value-type="float" office:value="8.88178419700125E-016">
            <text:p>0.00000000000000088818</text:p>
          </table:table-cell>
          <table:table-cell table:formula="of:= 1 = 1 + [.A50]" office:value-type="boolean" office:boolean-value="true">
            <text:p>TRUE</text:p>
          </table:table-cell>
          <table:table-cell table:style-name="ce3" table:formula="of:= 1 + [.A51] = 1 + [.A50]" office:value-type="boolean" office:boolean-value="true">
            <text:p>TRUE</text:p>
          </table:table-cell>
          <table:table-cell table:formula="of:=1 + [.A50] &gt; 1 + [.A51]" office:value-type="boolean" office:boolean-value="false">
            <text:p>FALSE</text:p>
          </table:table-cell>
          <table:table-cell table:formula="of:=1/10^ROW([.F50])" office:value-type="float" office:value="1E-050">
            <text:p>0.00000000000000000000</text:p>
          </table:table-cell>
          <table:table-cell table:formula="of:= 1 = 1 + [.E50]" office:value-type="boolean" office:boolean-value="true">
            <text:p>TRUE</text:p>
          </table:table-cell>
          <table:table-cell table:style-name="ce3" table:formula="of:= 1 + [.E51] = 1 + [.E50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51])" office:value-type="float" office:value="4.44089209850063E-016">
            <text:p>0.00000000000000044409</text:p>
          </table:table-cell>
          <table:table-cell table:formula="of:= 1 = 1 + [.A51]" office:value-type="boolean" office:boolean-value="true">
            <text:p>TRUE</text:p>
          </table:table-cell>
          <table:table-cell table:style-name="ce3" table:formula="of:= 1 + [.A52] = 1 + [.A51]" office:value-type="boolean" office:boolean-value="true">
            <text:p>TRUE</text:p>
          </table:table-cell>
          <table:table-cell table:formula="of:=1 + [.A51] &gt; 1 + [.A52]" office:value-type="boolean" office:boolean-value="false">
            <text:p>FALSE</text:p>
          </table:table-cell>
          <table:table-cell table:formula="of:=1/10^ROW([.F51])" office:value-type="float" office:value="1E-051">
            <text:p>0.00000000000000000000</text:p>
          </table:table-cell>
          <table:table-cell table:formula="of:= 1 = 1 + [.E51]" office:value-type="boolean" office:boolean-value="true">
            <text:p>TRUE</text:p>
          </table:table-cell>
          <table:table-cell table:style-name="ce3" table:formula="of:= 1 + [.E52] = 1 + [.E51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52])" office:value-type="float" office:value="2.22044604925031E-016">
            <text:p>0.00000000000000022204</text:p>
          </table:table-cell>
          <table:table-cell table:formula="of:= 1 = 1 + [.A52]" office:value-type="boolean" office:boolean-value="true">
            <text:p>TRUE</text:p>
          </table:table-cell>
          <table:table-cell table:style-name="ce3" table:formula="of:= 1 + [.A53] = 1 + [.A52]" office:value-type="boolean" office:boolean-value="true">
            <text:p>TRUE</text:p>
          </table:table-cell>
          <table:table-cell table:formula="of:=1 + [.A52] &gt; 1 + [.A53]" office:value-type="boolean" office:boolean-value="false">
            <text:p>FALSE</text:p>
          </table:table-cell>
          <table:table-cell table:formula="of:=1/10^ROW([.F52])" office:value-type="float" office:value="1E-052">
            <text:p>0.00000000000000000000</text:p>
          </table:table-cell>
          <table:table-cell table:formula="of:= 1 = 1 + [.E52]" office:value-type="boolean" office:boolean-value="true">
            <text:p>TRUE</text:p>
          </table:table-cell>
          <table:table-cell table:style-name="ce3" table:formula="of:= 1 + [.E53] = 1 + [.E52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53])" office:value-type="float" office:value="1.11022302462516E-016">
            <text:p>0.00000000000000011102</text:p>
          </table:table-cell>
          <table:table-cell table:formula="of:= 1 = 1 + [.A53]" office:value-type="boolean" office:boolean-value="true">
            <text:p>TRUE</text:p>
          </table:table-cell>
          <table:table-cell table:style-name="ce3" table:formula="of:= 1 + [.A54] = 1 + [.A53]" office:value-type="boolean" office:boolean-value="true">
            <text:p>TRUE</text:p>
          </table:table-cell>
          <table:table-cell table:formula="of:=1 + [.A53] &gt; 1 + [.A54]" office:value-type="boolean" office:boolean-value="false">
            <text:p>FALSE</text:p>
          </table:table-cell>
          <table:table-cell table:formula="of:=1/10^ROW([.F53])" office:value-type="float" office:value="1E-053">
            <text:p>0.00000000000000000000</text:p>
          </table:table-cell>
          <table:table-cell table:formula="of:= 1 = 1 + [.E53]" office:value-type="boolean" office:boolean-value="true">
            <text:p>TRUE</text:p>
          </table:table-cell>
          <table:table-cell table:style-name="ce3" table:formula="of:= 1 + [.E54] = 1 + [.E53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54])" office:value-type="float" office:value="5.55111512312578E-017">
            <text:p>0.00000000000000005551</text:p>
          </table:table-cell>
          <table:table-cell table:formula="of:= 1 = 1 + [.A54]" office:value-type="boolean" office:boolean-value="true">
            <text:p>TRUE</text:p>
          </table:table-cell>
          <table:table-cell table:style-name="ce3" table:formula="of:= 1 + [.A55] = 1 + [.A54]" office:value-type="boolean" office:boolean-value="true">
            <text:p>TRUE</text:p>
          </table:table-cell>
          <table:table-cell table:formula="of:=1 + [.A54] &gt; 1 + [.A55]" office:value-type="boolean" office:boolean-value="false">
            <text:p>FALSE</text:p>
          </table:table-cell>
          <table:table-cell table:formula="of:=1/10^ROW([.F54])" office:value-type="float" office:value="1E-054">
            <text:p>0.00000000000000000000</text:p>
          </table:table-cell>
          <table:table-cell table:formula="of:= 1 = 1 + [.E54]" office:value-type="boolean" office:boolean-value="true">
            <text:p>TRUE</text:p>
          </table:table-cell>
          <table:table-cell table:style-name="ce3" table:formula="of:= 1 + [.E55] = 1 + [.E54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55])" office:value-type="float" office:value="2.77555756156289E-017">
            <text:p>0.00000000000000002776</text:p>
          </table:table-cell>
          <table:table-cell table:formula="of:= 1 = 1 + [.A55]" office:value-type="boolean" office:boolean-value="true">
            <text:p>TRUE</text:p>
          </table:table-cell>
          <table:table-cell table:style-name="ce3" table:formula="of:= 1 + [.A56] = 1 + [.A55]" office:value-type="boolean" office:boolean-value="true">
            <text:p>TRUE</text:p>
          </table:table-cell>
          <table:table-cell table:formula="of:=1 + [.A55] &gt; 1 + [.A56]" office:value-type="boolean" office:boolean-value="false">
            <text:p>FALSE</text:p>
          </table:table-cell>
          <table:table-cell table:formula="of:=1/10^ROW([.F55])" office:value-type="float" office:value="1E-055">
            <text:p>0.00000000000000000000</text:p>
          </table:table-cell>
          <table:table-cell table:formula="of:= 1 = 1 + [.E55]" office:value-type="boolean" office:boolean-value="true">
            <text:p>TRUE</text:p>
          </table:table-cell>
          <table:table-cell table:style-name="ce3" table:formula="of:= 1 + [.E56] = 1 + [.E55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56])" office:value-type="float" office:value="1.38777878078145E-017">
            <text:p>0.00000000000000001388</text:p>
          </table:table-cell>
          <table:table-cell table:formula="of:= 1 = 1 + [.A56]" office:value-type="boolean" office:boolean-value="true">
            <text:p>TRUE</text:p>
          </table:table-cell>
          <table:table-cell table:style-name="ce3" table:formula="of:= 1 + [.A57] = 1 + [.A56]" office:value-type="boolean" office:boolean-value="true">
            <text:p>TRUE</text:p>
          </table:table-cell>
          <table:table-cell table:formula="of:=1 + [.A56] &gt; 1 + [.A57]" office:value-type="boolean" office:boolean-value="false">
            <text:p>FALSE</text:p>
          </table:table-cell>
          <table:table-cell table:formula="of:=1/10^ROW([.F56])" office:value-type="float" office:value="1E-056">
            <text:p>0.00000000000000000000</text:p>
          </table:table-cell>
          <table:table-cell table:formula="of:= 1 = 1 + [.E56]" office:value-type="boolean" office:boolean-value="true">
            <text:p>TRUE</text:p>
          </table:table-cell>
          <table:table-cell table:style-name="ce3" table:formula="of:= 1 + [.E57] = 1 + [.E56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57])" office:value-type="float" office:value="6.93889390390723E-018">
            <text:p>0.00000000000000000694</text:p>
          </table:table-cell>
          <table:table-cell table:formula="of:= 1 = 1 + [.A57]" office:value-type="boolean" office:boolean-value="true">
            <text:p>TRUE</text:p>
          </table:table-cell>
          <table:table-cell table:style-name="ce3" table:formula="of:= 1 + [.A58] = 1 + [.A57]" office:value-type="boolean" office:boolean-value="true">
            <text:p>TRUE</text:p>
          </table:table-cell>
          <table:table-cell table:formula="of:=1 + [.A57] &gt; 1 + [.A58]" office:value-type="boolean" office:boolean-value="false">
            <text:p>FALSE</text:p>
          </table:table-cell>
          <table:table-cell table:formula="of:=1/10^ROW([.F57])" office:value-type="float" office:value="1E-057">
            <text:p>0.00000000000000000000</text:p>
          </table:table-cell>
          <table:table-cell table:formula="of:= 1 = 1 + [.E57]" office:value-type="boolean" office:boolean-value="true">
            <text:p>TRUE</text:p>
          </table:table-cell>
          <table:table-cell table:style-name="ce3" table:formula="of:= 1 + [.E58] = 1 + [.E57]" office:value-type="boolean" office:boolean-value="true">
            <text:p>TRUE</text:p>
          </table:table-cell>
          <table:table-cell table:number-columns-repeated="1017"/>
        </table:table-row>
        <table:table-row table:style-name="ro1">
          <table:table-cell table:formula="of:=1/2^ROW([.B58])" office:value-type="float" office:value="3.46944695195361E-018">
            <text:p>0.00000000000000000347</text:p>
          </table:table-cell>
          <table:table-cell table:formula="of:= 1 = 1 + [.A58]" office:value-type="boolean" office:boolean-value="true">
            <text:p>TRUE</text:p>
          </table:table-cell>
          <table:table-cell table:style-name="ce3" table:formula="of:= 1 + [.A59] = 1 + [.A58]" office:value-type="boolean" office:boolean-value="true">
            <text:p>TRUE</text:p>
          </table:table-cell>
          <table:table-cell table:formula="of:=1 + [.A58] &gt; 1 + [.A59]" office:value-type="boolean" office:boolean-value="false">
            <text:p>FALSE</text:p>
          </table:table-cell>
          <table:table-cell table:formula="of:=1/10^ROW([.F58])" office:value-type="float" office:value="1E-058">
            <text:p>0.00000000000000000000</text:p>
          </table:table-cell>
          <table:table-cell/>
          <table:table-cell table:number-columns-repeated="1018"/>
        </table:table-row>
        <table:table-row table:style-name="ro1">
          <table:table-cell table:formula="of:=1/2^ROW([.B59])" office:value-type="float" office:value="1.73472347597681E-018">
            <text:p>0.00000000000000000173</text:p>
          </table:table-cell>
          <table:table-cell table:formula="of:= 1 = 1 + [.A59]" office:value-type="boolean" office:boolean-value="true">
            <text:p>TRUE</text:p>
          </table:table-cell>
          <table:table-cell table:style-name="ce3" table:formula="of:= 1 + [.A60] = 1 + [.A59]" office:value-type="boolean" office:boolean-value="true">
            <text:p>TRUE</text:p>
          </table:table-cell>
          <table:table-cell table:formula="of:=1 + [.A59] &gt; 1 + [.A60]" office:value-type="boolean" office:boolean-value="false">
            <text:p>FALSE</text:p>
          </table:table-cell>
          <table:table-cell table:formula="of:=1/10^ROW([.F59])" office:value-type="float" office:value="1E-059">
            <text:p>0.00000000000000000000</text:p>
          </table:table-cell>
          <table:table-cell/>
          <table:table-cell table:number-columns-repeated="1018"/>
        </table:table-row>
        <table:table-row table:style-name="ro1">
          <table:table-cell table:formula="of:=1/2^ROW([.B60])" office:value-type="float" office:value="8.67361737988404E-019">
            <text:p>0.00000000000000000087</text:p>
          </table:table-cell>
          <table:table-cell table:formula="of:= 1 = 1 + [.A60]" office:value-type="boolean" office:boolean-value="true">
            <text:p>TRUE</text:p>
          </table:table-cell>
          <table:table-cell table:style-name="ce3" table:formula="of:= 1 + [.A61] = 1 + [.A60]" office:value-type="boolean" office:boolean-value="true">
            <text:p>TRUE</text:p>
          </table:table-cell>
          <table:table-cell table:formula="of:=1 + [.A60] &gt; 1 + [.A61]" office:value-type="boolean" office:boolean-value="false">
            <text:p>FALSE</text:p>
          </table:table-cell>
          <table:table-cell table:formula="of:=1/10^ROW([.F60])" office:value-type="float" office:value="1E-060">
            <text:p>0.00000000000000000000</text:p>
          </table:table-cell>
          <table:table-cell/>
          <table:table-cell table:number-columns-repeated="1018"/>
        </table:table-row>
        <table:table-row table:style-name="ro1">
          <table:table-cell table:formula="of:=1/2^ROW([.B61])" office:value-type="float" office:value="4.33680868994202E-019">
            <text:p>0.00000000000000000043</text:p>
          </table:table-cell>
          <table:table-cell table:formula="of:= 1 = 1 + [.A61]" office:value-type="boolean" office:boolean-value="true">
            <text:p>TRUE</text:p>
          </table:table-cell>
          <table:table-cell table:style-name="ce3" table:formula="of:= 1 + [.A62] = 1 + [.A61]" office:value-type="boolean" office:boolean-value="true">
            <text:p>TRUE</text:p>
          </table:table-cell>
          <table:table-cell table:formula="of:=1 + [.A61] &gt; 1 + [.A62]" office:value-type="boolean" office:boolean-value="false">
            <text:p>FALSE</text:p>
          </table:table-cell>
          <table:table-cell table:formula="of:=1/10^ROW([.F61])" office:value-type="float" office:value="1E-061">
            <text:p>0.00000000000000000000</text:p>
          </table:table-cell>
          <table:table-cell/>
          <table:table-cell table:number-columns-repeated="1018"/>
        </table:table-row>
        <table:table-row table:style-name="ro1">
          <table:table-cell table:formula="of:=1/2^ROW([.B62])" office:value-type="float" office:value="2.16840434497101E-019">
            <text:p>0.00000000000000000022</text:p>
          </table:table-cell>
          <table:table-cell table:formula="of:= 1 = 1 + [.A62]" office:value-type="boolean" office:boolean-value="true">
            <text:p>TRUE</text:p>
          </table:table-cell>
          <table:table-cell table:style-name="ce3" table:formula="of:= 1 + [.A63] = 1 + [.A62]" office:value-type="boolean" office:boolean-value="true">
            <text:p>TRUE</text:p>
          </table:table-cell>
          <table:table-cell table:formula="of:=1 + [.A62] &gt; 1 + [.A63]" office:value-type="boolean" office:boolean-value="false">
            <text:p>FALSE</text:p>
          </table:table-cell>
          <table:table-cell table:formula="of:=1/10^ROW([.F62])" office:value-type="float" office:value="1E-062">
            <text:p>0.00000000000000000000</text:p>
          </table:table-cell>
          <table:table-cell/>
          <table:table-cell table:number-columns-repeated="1018"/>
        </table:table-row>
        <table:table-row table:style-name="ro1">
          <table:table-cell table:formula="of:=1/2^ROW([.B63])" office:value-type="float" office:value="1.0842021724855E-019">
            <text:p>0.00000000000000000011</text:p>
          </table:table-cell>
          <table:table-cell table:formula="of:= 1 = 1 + [.A63]" office:value-type="boolean" office:boolean-value="true">
            <text:p>TRUE</text:p>
          </table:table-cell>
          <table:table-cell table:style-name="ce3" table:formula="of:= 1 + [.A64] = 1 + [.A63]" office:value-type="boolean" office:boolean-value="true">
            <text:p>TRUE</text:p>
          </table:table-cell>
          <table:table-cell table:formula="of:=1 + [.A63] &gt; 1 + [.A64]" office:value-type="boolean" office:boolean-value="false">
            <text:p>FALSE</text:p>
          </table:table-cell>
          <table:table-cell table:formula="of:=1/10^ROW([.F63])" office:value-type="float" office:value="1E-063">
            <text:p>0.00000000000000000000</text:p>
          </table:table-cell>
          <table:table-cell/>
          <table:table-cell table:number-columns-repeated="1018"/>
        </table:table-row>
        <table:table-row table:style-name="ro1">
          <table:table-cell table:formula="of:=1/2^ROW([.B64])" office:value-type="float" office:value="5.42101086242752E-020">
            <text:p>0.00000000000000000005</text:p>
          </table:table-cell>
          <table:table-cell table:formula="of:= 1 = 1 + [.A64]" office:value-type="boolean" office:boolean-value="true">
            <text:p>TRUE</text:p>
          </table:table-cell>
          <table:table-cell table:style-name="ce3" table:formula="of:= 1 + [.A65] = 1 + [.A64]" office:value-type="boolean" office:boolean-value="true">
            <text:p>TRUE</text:p>
          </table:table-cell>
          <table:table-cell table:formula="of:=1 + [.A64] &gt; 1 + [.A65]" office:value-type="boolean" office:boolean-value="false">
            <text:p>FALSE</text:p>
          </table:table-cell>
          <table:table-cell table:number-columns-repeated="1020"/>
        </table:table-row>
        <table:table-row table:style-name="ro1">
          <table:table-cell table:formula="of:=1/2^ROW([.B65])" office:value-type="float" office:value="2.71050543121376E-020">
            <text:p>0.00000000000000000003</text:p>
          </table:table-cell>
          <table:table-cell table:formula="of:= 1 = 1 + [.A65]" office:value-type="boolean" office:boolean-value="true">
            <text:p>TRUE</text:p>
          </table:table-cell>
          <table:table-cell table:style-name="ce3" table:formula="of:= 1 + [.A66] = 1 + [.A65]" office:value-type="boolean" office:boolean-value="true">
            <text:p>TRUE</text:p>
          </table:table-cell>
          <table:table-cell table:formula="of:=1 + [.A65] &gt; 1 + [.A66]" office:value-type="boolean" office:boolean-value="false">
            <text:p>FALSE</text:p>
          </table:table-cell>
          <table:table-cell table:number-columns-repeated="1020"/>
        </table:table-row>
        <table:table-row table:style-name="ro1">
          <table:table-cell table:formula="of:=1/2^ROW([.B66])" office:value-type="float" office:value="1.35525271560688E-020">
            <text:p>0.00000000000000000001</text:p>
          </table:table-cell>
          <table:table-cell table:formula="of:= 1 = 1 + [.A66]" office:value-type="boolean" office:boolean-value="true">
            <text:p>TRUE</text:p>
          </table:table-cell>
          <table:table-cell table:style-name="ce3" table:formula="of:= 1 + [.A67] = 1 + [.A66]" office:value-type="boolean" office:boolean-value="true">
            <text:p>TRUE</text:p>
          </table:table-cell>
          <table:table-cell table:formula="of:=1 + [.A66] &gt; 1 + [.A67]" office:value-type="boolean" office:boolean-value="false">
            <text:p>FALSE</text:p>
          </table:table-cell>
          <table:table-cell table:number-columns-repeated="1020"/>
        </table:table-row>
        <table:table-row table:style-name="ro1">
          <table:table-cell table:formula="of:=1/2^ROW([.B67])" office:value-type="float" office:value="6.7762635780344E-021">
            <text:p>0.00000000000000000001</text:p>
          </table:table-cell>
          <table:table-cell table:formula="of:= 1 = 1 + [.A67]" office:value-type="boolean" office:boolean-value="true">
            <text:p>TRUE</text:p>
          </table:table-cell>
          <table:table-cell table:style-name="ce3" table:formula="of:= 1 + [.A68] = 1 + [.A67]" office:value-type="boolean" office:boolean-value="true">
            <text:p>TRUE</text:p>
          </table:table-cell>
          <table:table-cell table:formula="of:=1 + [.A67] &gt; 1 + [.A68]" office:value-type="boolean" office:boolean-value="false">
            <text:p>FALSE</text:p>
          </table:table-cell>
          <table:table-cell table:number-columns-repeated="1020"/>
        </table:table-row>
        <table:table-row table:style-name="ro1">
          <table:table-cell table:formula="of:=1/2^ROW([.B68])" office:value-type="float" office:value="3.3881317890172E-021">
            <text:p>0.00000000000000000000</text:p>
          </table:table-cell>
          <table:table-cell table:formula="of:= 1 = 1 + [.A68]" office:value-type="boolean" office:boolean-value="true">
            <text:p>TRUE</text:p>
          </table:table-cell>
          <table:table-cell table:style-name="ce3" table:formula="of:= 1 + [.A69] = 1 + [.A68]" office:value-type="boolean" office:boolean-value="true">
            <text:p>TRUE</text:p>
          </table:table-cell>
          <table:table-cell table:formula="of:=1 + [.A68] &gt; 1 + [.A69]" office:value-type="boolean" office:boolean-value="false">
            <text:p>FALSE</text:p>
          </table:table-cell>
          <table:table-cell table:number-columns-repeated="1020"/>
        </table:table-row>
        <table:table-row table:style-name="ro1">
          <table:table-cell table:formula="of:=1/2^ROW([.B69])" office:value-type="float" office:value="1.6940658945086E-021">
            <text:p>0.00000000000000000000</text:p>
          </table:table-cell>
          <table:table-cell table:formula="of:= 1 = 1 + [.A69]" office:value-type="boolean" office:boolean-value="true">
            <text:p>TRUE</text:p>
          </table:table-cell>
          <table:table-cell table:style-name="ce3" table:formula="of:= 1 + [.A70] = 1 + [.A69]" office:value-type="boolean" office:boolean-value="true">
            <text:p>TRUE</text:p>
          </table:table-cell>
          <table:table-cell table:formula="of:=1 + [.A69] &gt; 1 + [.A70]" office:value-type="boolean" office:boolean-value="false">
            <text:p>FALSE</text:p>
          </table:table-cell>
          <table:table-cell table:number-columns-repeated="1020"/>
        </table:table-row>
        <table:table-row table:style-name="ro1">
          <table:table-cell table:formula="of:=1/2^ROW([.B70])" office:value-type="float" office:value="8.470329472543E-022">
            <text:p>0.00000000000000000000</text:p>
          </table:table-cell>
          <table:table-cell table:formula="of:= 1 = 1 + [.A70]" office:value-type="boolean" office:boolean-value="true">
            <text:p>TRUE</text:p>
          </table:table-cell>
          <table:table-cell table:style-name="ce3" table:formula="of:= 1 + [.A71] = 1 + [.A70]" office:value-type="boolean" office:boolean-value="true">
            <text:p>TRUE</text:p>
          </table:table-cell>
          <table:table-cell table:formula="of:=1 + [.A70] &gt; 1 + [.A71]" office:value-type="boolean" office:boolean-value="false">
            <text:p>FALSE</text:p>
          </table:table-cell>
          <table:table-cell table:number-columns-repeated="1020"/>
        </table:table-row>
        <table:table-row table:style-name="ro1">
          <table:table-cell table:formula="of:=1/2^ROW([.B71])" office:value-type="float" office:value="4.2351647362715E-022">
            <text:p>0.00000000000000000000</text:p>
          </table:table-cell>
          <table:table-cell table:formula="of:= 1 = 1 + [.A71]" office:value-type="boolean" office:boolean-value="true">
            <text:p>TRUE</text:p>
          </table:table-cell>
          <table:table-cell table:style-name="ce3" table:formula="of:= 1 + [.A72] = 1 + [.A71]" office:value-type="boolean" office:boolean-value="true">
            <text:p>TRUE</text:p>
          </table:table-cell>
          <table:table-cell table:formula="of:=1 + [.A71] &gt; 1 + [.A72]" office:value-type="boolean" office:boolean-value="false">
            <text:p>FALSE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Default" table:number-columns-repeated="6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20"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04/27/2012</text:date>, <text:time>22:1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phael Sofaer</meta:initial-creator>
    <meta:creation-date>2012-04-27T20:05:49</meta:creation-date>
    <dc:date>2012-04-27T22:18:04</dc:date>
    <dc:creator>Raphael Sofaer</dc:creator>
    <meta:editing-duration>PT01H36M13S</meta:editing-duration>
    <meta:editing-cycles>1</meta:editing-cycles>
    <meta:document-statistic meta:table-count="3" meta:cell-count="467" meta:object-count="0"/>
    <meta:generator>OpenOffice.org/3.2$Unix OpenOffice.org_project/320m19$Build-9505</meta:generator>
  </office:meta>
</office:document-meta>
</file>